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egoe UI" svg:font-family="'Segoe UI'"/>
    <style:font-face style:name="Segoe UI1" svg:font-family="'Segoe UI'" style:font-family-generic="swiss"/>
    <style:font-face style:name="Consolas" svg:font-family="Consolas" style:font-adornments="Standard" style:font-family-generic="modern" style:font-pitch="fixed"/>
    <style:font-face style:name="Courier New" svg:font-family="'Courier New'" style:font-adornments="Standard" style:font-family-generic="modern" style:font-pitch="fixed"/>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al Spacejock book one - Sample yWriter Project</text:p>
      <text:p text:style-name="Subtitle">Simon Haynes</text:p>
      <text:h text:style-name="Heading_20_2" text:outline-level="2">Chapter 1</text:h>
      <text:p text:style-name="Text_20_body"><office:annotation>
     <dc:creator>Abschnitt</dc:creator>
     <dc:date>2023-06-07T10:51:13.83</dc:date>
     <text:p>Meet Hal, threatened by Vurdi</text:p>
    </office:annotation><text:span text:style-name="Strong_20_Emphasis">Hal Spacejock</text:span> was sitting at the <text:span text:style-name="Emphasis">Black Gull’s</text:span>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text:soft-page-break/>“What kind of offer?” asked Hal suspiciously.</text:p>
      <text:p text:style-name="First_20_line_20_indent">“Planet books have a chess title on sale.”</text:p>
      <text:p text:style-name="First_20_line_20_indent">“Really? Put it on main.”</text:p>
      <text:p text:style-name="First_20_line_20_indent">The wide viewscreen above the console turned red, and the word ‘SaLE’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Text_20_body">. . .</text:p>
      <text:h text:style-name="Heading_20_2" text:outline-level="2">Chapter 2</text:h>
      <text:p text:style-name="Text_20_body"><office:annotation>
     <dc:creator>Abschnitt</dc:creator>
     <dc:date>2023-06-07T10:51:13.84</dc:date>
     <text:p>Jerling buys team. Discusses Seraph.</text:p>
    </office:annotation>On planet Forg, a small crowd had gathered outside the local sky hockey stadium. South Forgberg was not a prosperous area - the semi-detached houses were modest and the residents <text:soft-page-break/>faced a constant struggle to live within their means. It was unusual to see building work or renovations, so the extensive refurbishment to the decrepit old stadium had been a talking point for months.</text:p>
      <text:p text:style-name="First_20_line_20_indent">. . .</text:p>
      <text:p text:style-name="Heading_20_4">* * *</text:p>
      <text:p text:style-name="Text_20_body"><office:annotation>
     <dc:creator>Abschnitt</dc:creator>
     <dc:date>2023-06-07T10:51:13.84</dc:date>
     <text:p>Hal takes a call from Jerling</text:p>
    </office:annotation>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Text_20_body">. . .</text:p>
      <text:h text:style-name="Heading_20_2" text:outline-level="2">Chapter 3</text:h>
      <text:p text:style-name="Text_20_body"><office:annotation>
     <dc:creator>Abschnitt</dc:creator>
     <dc:date>2023-06-07T10:51:13.84</dc:date>
     <text:p>Clunk arrives</text:p>
    </office:annotation>“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text:soft-page-break/>“Why don’t you open the door?” asked the Navcom.</text:p>
      <text:p text:style-name="First_20_line_20_indent">“No thanks. Vurdi’s robot might be hanging around.”</text:p>
      <text:p text:style-name="First_20_line_20_indent"/>
      <text:p text:style-name="Text_20_body">. . .</text:p>
      <text:h text:style-name="Heading_20_2" text:outline-level="2">Chapter 4</text:h>
      <text:p text:style-name="Text_20_body"><office:annotation>
     <dc:creator>Abschnitt</dc:creator>
     <dc:date>2023-06-07T10:51:13.84</dc:date>
     <text:p>Hal going to port control</text:p>
    </office:annotation>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First_20_line_20_indent">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Text_20_body">. . .</text:p>
      <text:p text:style-name="Heading_20_4"><text:soft-page-break/>* * *</text:p>
      <text:p text:style-name="Text_20_body"><office:annotation>
     <dc:creator>Abschnitt</dc:creator>
     <dc:date>2023-06-07T10:51:13.84</dc:date>
     <text:p>Clunk checking computer for Incubots.</text:p>
    </office:annotation>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Text_20_body">. . .</text:p>
      <text:p text:style-name="Heading_20_4">* * *</text:p>
      <text:p text:style-name="Text_20_body"><office:annotation>
     <dc:creator>Abschnitt</dc:creator>
     <dc:date>2023-06-07T10:51:13.84</dc:date>
     <text:p>Hal talking to the Portmaster</text:p>
    </office:annotation>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text:soft-page-break/>whole landing field, but instead he seemed to have an office in the basement. Below the basement, amended Hal, eying the elevator’s control panel. He’d passed that already.</text:p>
      <text:p text:style-name="First_20_line_20_indent"/>
      <text:p text:style-name="Text_20_body">. . .</text:p>
      <text:p text:style-name="Heading_20_4">* * *</text:p>
      <text:p text:style-name="Text_20_body"><office:annotation>
     <dc:creator>Abschnitt</dc:creator>
     <dc:date>2023-06-07T10:51:13.84</dc:date>
     <text:p>Clunk takes call from Hal. Calls Jerling. Fire.</text:p>
    </office:annotation>“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h text:style-name="Heading_20_2" text:outline-level="2">Chapter 5</text:h>
      <text:p text:style-name="Text_20_body"><office:annotation>
     <dc:creator>Abschnitt</dc:creator>
     <dc:date>2023-06-07T10:51:13.85</dc:date>
     <text:p>Clunk calls, the landing field is on fire. Hal tells him to sit tight.</text:p>
    </office:annotation>Portmaster Linten studied Hal across the desk, eyes narrowed. “Are you telling me this Jerling character will pay your bill?”</text:p>
      <text:p text:style-name="First_20_line_20_indent">“He has to. I can’t deliver his cargo if the Gull is stuck <text:soft-page-break/>here, can I?”</text:p>
      <text:p text:style-name="First_20_line_20_indent">The commset buzzed and Linten leant forward. “Yes?”</text:p>
      <text:p text:style-name="First_20_line_20_indent">There was a crackling sound. “Help! Fire!” said a voice over the noise.</text:p>
      <text:p text:style-name="First_20_line_20_indent">“Who is this? What are you talking about?”</text:p>
      <text:p text:style-name="First_20_line_20_indent">“The grass is burning,” cried the voice.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Text_20_body">. . .</text:p>
      <text:p text:style-name="Heading_20_4">* * *</text:p>
      <text:p text:style-name="Text_20_body"><office:annotation>
     <dc:creator>Abschnitt</dc:creator>
     <dc:date>2023-06-07T10:51:13.85</dc:date>
     <text:p>Clunk fighting the fire, ends up face-down</text:p>
    </office:annotation>“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Text_20_body">. . .</text:p>
      <text:h text:style-name="Heading_20_2" text:outline-level="2"><text:soft-page-break/>Chapter 6</text:h>
      <text:p text:style-name="Text_20_body"><office:annotation>
     <dc:creator>Abschnitt</dc:creator>
     <dc:date>2023-06-07T10:51:13.85</dc:date>
     <text:p>Hal gets to the ship and lifts off.</text:p>
    </office:annotation></text:p>
      <text:h text:style-name="Heading_20_2" text:outline-level="2">Chapter 7</text:h>
      <text:p text:style-name="Text_20_body"><office:annotation>
     <dc:creator>Abschnitt</dc:creator>
     <dc:date>2023-06-07T10:51:13.85</dc:date>
     <text:p>Hal finds Clunk on rope, falls out after him.</text:p>
    </office:annotation></text:p>
      <text:h text:style-name="Heading_20_2" text:outline-level="2">Chapter 8</text:h>
      <text:p text:style-name="Text_20_body"><office:annotation>
     <dc:creator>Abschnitt</dc:creator>
     <dc:date>2023-06-07T10:51:13.85</dc:date>
     <text:p>Climb up rope to safety. Back in ship for hyperspace.</text:p>
    </office:annotation></text:p>
      <text:h text:style-name="Heading_20_2" text:outline-level="2">Chapter 9</text:h>
      <text:p text:style-name="Text_20_body"><office:annotation>
     <dc:creator>Abschnitt</dc:creator>
     <dc:date>2023-06-07T10:51:13.85</dc:date>
     <text:p>In his office. Gordon OKs the deal</text:p>
    </office:annotation></text:p>
      <text:h text:style-name="Heading_20_2" text:outline-level="2">Chapter 10</text:h>
      <text:p text:style-name="Text_20_body"><office:annotation>
     <dc:creator>Abschnitt</dc:creator>
     <dc:date>2023-06-07T10:51:13.85</dc:date>
     <text:p>Exits the ship to meet Bevan</text:p>
    </office:annotation></text:p>
      <text:h text:style-name="Heading_20_2" text:outline-level="2">Chapter 11</text:h>
      <text:p text:style-name="Text_20_body"><office:annotation>
     <dc:creator>Abschnitt</dc:creator>
     <dc:date>2023-06-07T10:51:13.85</dc:date>
     <text:p>Getting food out. Frozen puddings.</text:p>
    </office:annotation></text:p>
      <text:p text:style-name="Heading_20_4">* * *</text:p>
      <text:p text:style-name="Text_20_body"><office:annotation>
     <dc:creator>Abschnitt</dc:creator>
     <dc:date>2023-06-07T10:51:13.85</dc:date>
     <text:p>Says goodbye to Clunk</text:p>
    </office:annotation></text:p>
      <text:h text:style-name="Heading_20_2" text:outline-level="2"><text:soft-page-break/>Chapter 12</text:h>
      <text:p text:style-name="Text_20_body"><office:annotation>
     <dc:creator>Abschnitt</dc:creator>
     <dc:date>2023-06-07T10:51:13.85</dc:date>
     <text:p>Hal depressed. No escape from here.</text:p>
    </office:annotation></text:p>
      <text:p text:style-name="Heading_20_4">* * *</text:p>
      <text:p text:style-name="Text_20_body"><office:annotation>
     <dc:creator>Abschnitt</dc:creator>
     <dc:date>2023-06-07T10:51:13.85</dc:date>
     <text:p>Lighten the ship. Preparing for liftoff.</text:p>
    </office:annotation></text:p>
      <text:h text:style-name="Heading_20_2" text:outline-level="2">Chapter 13</text:h>
      <text:p text:style-name="Text_20_body"><office:annotation>
     <dc:creator>Abschnitt</dc:creator>
     <dc:date>2023-06-07T10:51:13.85</dc:date>
     <text:p>Karl and Terry awaiting Hal. They take a call from their spy, intercept is at the orbiter.</text:p>
    </office:annotation></text:p>
      <text:h text:style-name="Heading_20_2" text:outline-level="2">Chapter 14</text:h>
      <text:h text:style-name="Heading_20_2" text:outline-level="2">Chapter 15</text:h>
      <text:p text:style-name="Text_20_body"><office:annotation>
     <dc:creator>Abschnitt</dc:creator>
     <dc:date>2023-06-07T10:51:13.86</dc:date>
     <text:p>Karl waiting impatiently</text:p>
    </office:annotation></text:p>
      <text:p text:style-name="Heading_20_4">* * *</text:p>
      <text:p text:style-name="Text_20_body"><office:annotation>
     <dc:creator>Abschnitt</dc:creator>
     <dc:date>2023-06-07T10:51:13.86</dc:date>
     <text:p>Karl and Terry confused about 'Chunk'</text:p>
    </office:annotation></text:p>
      <text:h text:style-name="Heading_20_2" text:outline-level="2">Chapter 16</text:h>
      <text:p text:style-name="Text_20_body"><office:annotation>
     <dc:creator>Abschnitt</dc:creator>
     <dc:date>2023-06-07T10:51:13.86</dc:date>
     <text:p>Clunk slips out the back.</text:p>
    </office:annotation></text:p>
      <text:p text:style-name="Heading_20_4"><text:soft-page-break/>* * *</text:p>
      <text:p text:style-name="Text_20_body"><office:annotation>
     <dc:creator>Abschnitt</dc:creator>
     <dc:date>2023-06-07T10:51:13.86</dc:date>
     <text:p>Karl and Terry waiting.</text:p>
    </office:annotation></text:p>
      <text:h text:style-name="Heading_20_2" text:outline-level="2">Chapter 17</text:h>
      <text:p text:style-name="Text_20_body"><office:annotation>
     <dc:creator>Abschnitt</dc:creator>
     <dc:date>2023-06-07T10:51:13.86</dc:date>
     <text:p>Clunk in orbit</text:p>
    </office:annotation></text:p>
      <text:p text:style-name="Heading_20_4">* * *</text:p>
      <text:p text:style-name="Text_20_body"><office:annotation>
     <dc:creator>Abschnitt</dc:creator>
     <dc:date>2023-06-07T10:51:13.86</dc:date>
     <text:p>Clunk uses cylinder</text:p>
    </office:annotation></text:p>
      <text:h text:style-name="Heading_20_2" text:outline-level="2">Chapter 18</text:h>
      <text:p text:style-name="Text_20_body"><office:annotation>
     <dc:creator>Abschnitt</dc:creator>
     <dc:date>2023-06-07T10:51:13.86</dc:date>
     <text:p>Terry places the 'bomb'</text:p>
    </office:annotation></text:p>
      <text:p text:style-name="Heading_20_4">* * *</text:p>
      <text:p text:style-name="Text_20_body"><office:annotation>
     <dc:creator>Abschnitt</dc:creator>
     <dc:date>2023-06-07T10:51:13.86</dc:date>
     <text:p>Hal buys food</text:p>
    </office:annotation></text:p>
      <text:h text:style-name="Heading_20_2" text:outline-level="2">Chapter 19</text:h>
      <text:p text:style-name="Text_20_body"><office:annotation>
     <dc:creator>Abschnitt</dc:creator>
     <dc:date>2023-06-07T10:51:13.86</dc:date>
     <text:p>Karl leaves a note, takes Clunk.</text:p>
    </office:annotation></text:p>
      <text:p text:style-name="Heading_20_4">* * *</text:p>
      <text:p text:style-name="Text_20_body"><office:annotation>
     <dc:creator>Abschnitt</dc:creator>
     <dc:date>2023-06-07T10:51:13.86</dc:date>
     <text:p>Hal about to hyperspace.</text:p>
    </office:annotation></text:p>
      <text:h text:style-name="Heading_20_2" text:outline-level="2"><text:soft-page-break/>Chapter 20</text:h>
      <text:p text:style-name="Text_20_body"><office:annotation>
     <dc:creator>Abschnitt</dc:creator>
     <dc:date>2023-06-07T10:51:13.86</dc:date>
     <text:p>Hal gets real Jerling's call. Has to get cargo and robot back.</text:p>
    </office:annotation></text:p>
      <text:p text:style-name="Heading_20_4">* * *</text:p>
      <text:p text:style-name="Text_20_body"><office:annotation>
     <dc:creator>Abschnitt</dc:creator>
     <dc:date>2023-06-07T10:51:13.86</dc:date>
     <text:p>Hal sets course for Forg.</text:p>
    </office:annotation></text:p>
      <text:p text:style-name="Heading_20_4">* * *</text:p>
      <text:p text:style-name="Text_20_body"><office:annotation>
     <dc:creator>Abschnitt</dc:creator>
     <dc:date>2023-06-07T10:51:13.86</dc:date>
     <text:p>Land on Forg, in rubbish.</text:p>
    </office:annotation></text:p>
      <text:h text:style-name="Heading_20_2" text:outline-level="2">Chapter 21</text:h>
      <text:p text:style-name="Text_20_body"><office:annotation>
     <dc:creator>Abschnitt</dc:creator>
     <dc:date>2023-06-07T10:51:13.86</dc:date>
     <text:p>Hal rents a car in Jerling's name and heads towards Forgberg and the Casino.</text:p>
    </office:annotation></text:p>
      <text:p text:style-name="Heading_20_4">* * *</text:p>
      <text:p text:style-name="Text_20_body"><office:annotation>
     <dc:creator>Abschnitt</dc:creator>
     <dc:date>2023-06-07T10:51:13.86</dc:date>
     <text:p>Hal after almost running Clunk down. Picks him up.</text:p>
    </office:annotation></text:p>
      <text:h text:style-name="Heading_20_2" text:outline-level="2">Chapter 22</text:h>
      <text:p text:style-name="Text_20_body"><office:annotation>
     <dc:creator>Abschnitt</dc:creator>
     <dc:date>2023-06-07T10:51:13.86</dc:date>
     <text:p>Find car, go to find clothes.</text:p>
    </office:annotation></text:p>
      <text:h text:style-name="Heading_20_2" text:outline-level="2">Chapter 23</text:h>
      <text:p text:style-name="Text_20_body"><office:annotation>
     <dc:creator>Abschnitt</dc:creator>
     <dc:date>2023-06-07T10:51:13.87</dc:date>
     <text:p>Hal sells Clunk</text:p>
    </office:annotation></text:p>
      <text:h text:style-name="Heading_20_2" text:outline-level="2"><text:soft-page-break/>Chapter 24</text:h>
      <text:p text:style-name="Text_20_body"><office:annotation>
     <dc:creator>Abschnitt</dc:creator>
     <dc:date>2023-06-07T10:51:13.87</dc:date>
     <text:p>Hal annoyed at Clunk for buying only the best.</text:p>
    </office:annotation></text:p>
      <text:p text:style-name="Heading_20_4">* * *</text:p>
      <text:p text:style-name="Text_20_body"><office:annotation>
     <dc:creator>Abschnitt</dc:creator>
     <dc:date>2023-06-07T10:51:13.87</dc:date>
     <text:p>Clunk gambling. Fight with human couple.</text:p>
    </office:annotation></text:p>
      <text:p text:style-name="Heading_20_4">* * *</text:p>
      <text:p text:style-name="Text_20_body"><office:annotation>
     <dc:creator>Abschnitt</dc:creator>
     <dc:date>2023-06-07T10:51:13.87</dc:date>
     <text:p>Sitting on the steps, battered and bruised. Limo arrives for Karl.</text:p>
    </office:annotation></text:p>
      <text:h text:style-name="Heading_20_2" text:outline-level="2">Chapter 25</text:h>
      <text:p text:style-name="Text_20_body"><office:annotation>
     <dc:creator>Abschnitt</dc:creator>
     <dc:date>2023-06-07T10:51:13.87</dc:date>
     <text:p>Clunk travelling on the back of Karl's limo</text:p>
    </office:annotation></text:p>
      <text:p text:style-name="Heading_20_4">* * *</text:p>
      <text:p text:style-name="Text_20_body"><office:annotation>
     <dc:creator>Abschnitt</dc:creator>
     <dc:date>2023-06-07T10:51:13.87</dc:date>
     <text:p>Clunk sees Hal catching up again. Limo stops.</text:p>
    </office:annotation></text:p>
      <text:h text:style-name="Heading_20_2" text:outline-level="2">Chapter 26</text:h>
      <text:p text:style-name="Text_20_body"><office:annotation>
     <dc:creator>Abschnitt</dc:creator>
     <dc:date>2023-06-07T10:51:13.87</dc:date>
     <text:p>Clunk uploads the Navcom into the ship.</text:p>
    </office:annotation></text:p>
      <text:h text:style-name="Heading_20_2" text:outline-level="2">Chapter 27</text:h>
      <text:p text:style-name="Text_20_body"><office:annotation>
     <dc:creator>Abschnitt</dc:creator>
     <dc:date>2023-06-07T10:51:13.87</dc:date>
     <text:p>The shop robots want Clunk to escape with them. Mention Hal's capture.</text:p>
    </office:annotation></text:p>
      <text:p text:style-name="Heading_20_4"><text:soft-page-break/>* * *</text:p>
      <text:p text:style-name="Text_20_body"><office:annotation>
     <dc:creator>Abschnitt</dc:creator>
     <dc:date>2023-06-07T10:51:13.87</dc:date>
     <text:p>Clunk steals armoured car, drives it into the house.</text:p>
    </office:annotation></text:p>
      <text:h text:style-name="Heading_20_2" text:outline-level="2">Chapter 28</text:h>
      <text:p text:style-name="Text_20_body"><office:annotation>
     <dc:creator>Abschnitt</dc:creator>
     <dc:date>2023-06-07T10:51:13.87</dc:date>
     <text:p>Karl and Terry take the limo</text:p>
    </office:annotation></text:p>
      <text:p text:style-name="Heading_20_4">* * *</text:p>
      <text:p text:style-name="Text_20_body"><office:annotation>
     <dc:creator>Abschnitt</dc:creator>
     <dc:date>2023-06-07T10:51:13.87</dc:date>
     <text:p>Karl and Terry overtake and head for Spaceport. Looking for Volante.</text:p>
    </office:annotation></text:p>
      <text:h text:style-name="Heading_20_2" text:outline-level="2">Chapter 29</text:h>
      <text:p text:style-name="Text_20_body"><office:annotation>
     <dc:creator>Abschnitt</dc:creator>
     <dc:date>2023-06-07T10:51:13.87</dc:date>
     <text:p>Hal and Clunk fleeing in Gull</text:p>
    </office:annotation></text:p>
      <text:p text:style-name="Heading_20_4">* * *</text:p>
      <text:p text:style-name="Text_20_body"><office:annotation>
     <dc:creator>Abschnitt</dc:creator>
     <dc:date>2023-06-07T10:51:13.87</dc:date>
     <text:p>Clunk wants to throw stuff at the flyer</text:p>
    </office:annotation></text:p>
      <text:p text:style-name="Heading_20_4">* * *</text:p>
      <text:p text:style-name="Text_20_body"><office:annotation>
     <dc:creator>Abschnitt</dc:creator>
     <dc:date>2023-06-07T10:51:13.87</dc:date>
     <text:p>Hal fetches the puddings.</text:p>
    </office:annotation></text:p>
      <text:h text:style-name="Heading_20_2" text:outline-level="2">Chapter 30</text:h>
      <text:p text:style-name="Text_20_body"><office:annotation>
     <dc:creator>Abschnitt</dc:creator>
     <dc:date>2023-06-07T10:51:13.87</dc:date>
     <text:p>Hal yells at Jerling, then cargo arrives on truck.</text:p>
    </office:annotation></text:p>
      <text:p text:style-name="Heading_20_4"><text:soft-page-break/>* * *</text:p>
      <text:p text:style-name="Text_20_body"><office:annotation>
     <dc:creator>Abschnitt</dc:creator>
     <dc:date>2023-06-07T10:51:13.87</dc:date>
     <text:p>Clunk outside, depressed.</text:p>
    </office:annotation></text:p>
      <text:p text:style-name="Heading_20_4">* * *</text:p>
      <text:p text:style-name="Text_20_body"><office:annotation>
     <dc:creator>Abschnitt</dc:creator>
     <dc:date>2023-06-07T10:51:13.87</dc:date>
     <text:p>Karl bursts in, armed.</text:p>
    </office:annotation></text:p>
      <text:h text:style-name="Heading_20_2" text:outline-level="2">Chapter 31</text:h>
      <text:p text:style-name="Text_20_body"><office:annotation>
     <dc:creator>Abschnitt</dc:creator>
     <dc:date>2023-06-07T10:51:13.87</dc:date>
     <text:p>Terry ties Hal in hold, leaves back doors open.</text:p>
    </office:annotation></text:p>
      <text:p text:style-name="Heading_20_4">* * *</text:p>
      <text:p text:style-name="Text_20_body"><office:annotation>
     <dc:creator>Abschnitt</dc:creator>
     <dc:date>2023-06-07T10:51:13.87</dc:date>
     <text:p>Hal dodges Brutus, escapes the hold.</text:p>
    </office:annotation></text:p>
      <text:h text:style-name="Heading_20_2" text:outline-level="2"/>
      <text:p text:style-name="Text_20_body"><office:annotation>
     <dc:creator>Abschnitt</dc:creator>
     <dc:date>2023-06-07T10:51:13.87</dc:date>
     <text:p>Black Gull hyperspaces to oblivion</text:p>
    </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egoe UI" svg:font-family="'Segoe UI'"/>
    <style:font-face style:name="Segoe UI1" svg:font-family="'Segoe UI'" style:font-family-generic="swiss"/>
    <style:font-face style:name="Consolas" svg:font-family="Consolas" style:font-adornments="Standard" style:font-family-generic="modern" style:font-pitch="fixed"/>
    <style:font-face style:name="Courier New" svg:font-family="'Courier New'" style:font-adornments="Standard"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line-height="0.73cm" style:page-number="auto"/>
      <style:text-properties style:font-name="Courier New" fo:font-size="12pt" fo:font-weight="normal"/>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paragraph-properties fo:margin="100%" fo:margin-left="1cm" fo:margin-right="0cm" fo:margin-top="0cm" fo:margin-bottom="0cm" fo:text-indent="0cm" style:auto-text-indent="false"/>
      <style:text-properties style:font-name="Consolas"/>
    </style:style>
    <style:style style:name="Scene_20_mark" style:display-name="Scene mark" style:family="paragraph" style:parent-style-name="Standard" style:next-style-name="Standard" style:class="text">
      <style:text-properties fo:color="#008000" fo:font-size="10pt" fo:language="zxx" fo:country="none"/>
    </style:style>
    <style:style style:name="Scene_20_mark_20__28_unused_20_type_29_" style:display-name="Scene mark (unused type)" style:family="paragraph" style:parent-style-name="Standard" style:next-style-name="Standard" style:class="text">
      <style:text-properties fo:color="#808080" fo:font-size="10pt" fo:language="zxx" fo:country="none"/>
    </style:style>
    <style:style style:name="Scene_20_mark_20__28_notes_20_type_29_" style:display-name="Scene mark (notes type)" style:family="paragraph" style:parent-style-name="Standard" style:next-style-name="Standard" style:class="text">
      <style:text-properties fo:color="#0000ff" fo:font-size="10pt" fo:language="zxx" fo:country="none"/>
    </style:style>
    <style:style style:name="Scene_20_mark_20__28_todo_20_type_29_" style:display-name="Scene mark (todo type)" style:family="paragraph" style:parent-style-name="Standard" style:next-style-name="Standard" style:class="text">
      <style:text-properties fo:color="#b22222" fo:font-size="10pt" fo:language="zxx" fo:country="none"/>
    </style:style>
    <style:style style:name="Emphasis" style:family="text">
      <style:text-properties fo:font-style="italic" fo:background-color="transparent"/>
    </style:style>
    <style:style style:name="Strong_20_Emphasis" style:display-name="Strong Emphasis" style:family="text">
      <style:text-properties fo:text-transform="upperca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office:automatic-styles>
  <office:master-styles>
    <style:master-page style:name="Standard" style:page-layout-name="Mpm1">
      <style:footer>
        <text:p text:style-name="Footer"><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3-06-07T10:39:00Z</meta:creation-date>
    <dc:date>2023-06-07T10:52:01.59</dc:date>
    <meta:document-statistic meta:table-count="0" meta:image-count="0" meta:object-count="0" meta:page-count="14" meta:paragraph-count="175" meta:word-count="1497" meta:character-count="7706"/>
    <meta:editing-duration>PT48S</meta:editing-duration>
    <meta:editing-cycles>1</meta:editing-cycles>
  </office:meta>
</office:document-meta>
</file>